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padding="0cm" fo:border="none"/>
    </style:style>
    <style:style style:name="P2" style:family="paragraph" style:parent-style-name="Preformatted_20_Text">
      <style:paragraph-properties fo:margin-top="0cm" fo:margin-bottom="0.499cm" fo:padding="0cm" fo:border="none"/>
    </style:style>
    <style:style style:name="P3" style:family="paragraph" style:parent-style-name="Preformatted_20_Text">
      <style:paragraph-properties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**HELP-DESK-TICKET: "Website zeigt falsche Seite/nicht erreichbar!"**</text:span></text:p>
      <text:p text:style-name="P3"/>
      <text:p text:style-name="P3"><text:span text:style-name="Source_20_Text">1. DIAGNOSE: nslookup domain.de</text:span></text:p>
      <text:p text:style-name="P3"><text:span text:style-name="Source_20_Text"><text:s text:c="3"/>→ Zeigt echte IP? (z.B. 212.149.50.185) → Netzwerk OK</text:span></text:p>
      <text:p text:style-name="P3"><text:span text:style-name="Source_20_Text"><text:s text:c="3"/></text:span></text:p>
      <text:p text:style-name="P3"><text:span text:style-name="Source_20_Text">2. VERDACHT: hosts-Manipulation prüfen</text:span></text:p>
      <text:p text:style-name="P3"><text:span text:style-name="Source_20_Text"><text:s text:c="3"/>Win+R → notepad → RECHTSKLICK "Als Administrator"</text:span></text:p>
      <text:p text:style-name="P3"><text:span text:style-name="Source_20_Text"><text:s text:c="3"/>Datei → Öffnen → C:\Windows\System32\drivers\etc\hosts</text:span></text:p>
      <text:p text:style-name="P3"><text:span text:style-name="Source_20_Text"><text:s text:c="3"/>"Alle Dateien (*.*)" wählen</text:span></text:p>
      <text:p text:style-name="P3"><text:span text:style-name="Source_20_Text"><text:s text:c="3"/></text:span></text:p>
      <text:p text:style-name="P3"><text:span text:style-name="Source_20_Text">3. MALWARE GEFUNDEN? (z.B. 127.0.0.1 fakebank.de)</text:span></text:p>
      <text:p text:style-name="P3"><text:span text:style-name="Source_20_Text"><text:s text:c="3"/>→ SYMPTOM: ping domain.de → 127.0.0.1 + 100% Verlust</text:span></text:p>
      <text:p text:style-name="P3"><text:span text:style-name="Source_20_Text"><text:s text:c="3"/></text:span></text:p>
      <text:p text:style-name="P3"><text:span text:style-name="Source_20_Text">4. CACHE LEEREN:</text:span></text:p>
      <text:p text:style-name="P3"><text:span text:style-name="Source_20_Text"><text:s text:c="3"/>NEUES cmd: ipconfig /flushdns</text:span></text:p>
      <text:p text:style-name="P3"><text:span text:style-name="Source_20_Text"><text:s text:c="3"/></text:span></text:p>
      <text:p text:style-name="P3"><text:span text:style-name="Source_20_Text">5. FIX:</text:span></text:p>
      <text:p text:style-name="P3"><text:span text:style-name="Source_20_Text"><text:s text:c="3"/>Notepad (Admin) → Fake-Zeile LÖSCHEN → STRG+S → Schließen</text:span></text:p>
      <text:p text:style-name="P3"><text:span text:style-name="Source_20_Text"><text:s text:c="3"/></text:span></text:p>
      <text:p text:style-name="P3"><text:span text:style-name="Source_20_Text">6. VERIFIZIEREN:</text:span></text:p>
      <text:p text:style-name="P3"><text:span text:style-name="Source_20_Text"><text:s text:c="3"/>nslookup domain.de → echte IP wieder!</text:span></text:p>
      <text:p text:style-name="P3"><text:span text:style-name="Source_20_Text"><text:s text:c="3"/>Browser: domain.de → funktioniert!</text:span></text:p>
      <text:p text:style-name="P3"><text:span text:style-name="Source_20_Text"><text:s text:c="3"/></text:span></text:p>
      <text:p text:style-name="P2"><text:span text:style-name="Source_20_Text">**GESCHLOSSEN! Ticket-Zeit: 3 Minuten**</text:span></text:p>
      <text:h text:style-name="P1" text:outline-level="2"><text:span text:style-name="Strong_20_Emphasis">DEIN MERK-SPRUCH:</text:span></text:h>
      <text:p text:style-name="P3">text</text:p>
      <text:p text:style-name="P3"><text:span text:style-name="Source_20_Text">"Hosts = privater DNS-Hack! 127.0.0.1 = MEIN PC!</text:span></text:p>
      <text:p text:style-name="P2"><text:span text:style-name="Source_20_Text">Malware → Zeile löschen + ipconfig /flushdns = FIXED!"</text:span></text:p>
      <text:h text:style-name="P1" text:outline-level="2"><text:span text:style-name="Strong_20_Emphasis">WARUM das 80% Netzwerk-Tickets löst:</text:span></text:h>
      <text:p text:style-name="P3">text</text:p>
      <text:p text:style-name="P3"><text:span text:style-name="Source_20_Text">Kunde: "Internet kaputt!"</text:span></text:p>
      <text:p text:style-name="P3"><text:span text:style-name="Source_20_Text">Du: <text:s text:c="2"/>ping google.com → OK</text:span></text:p>
      <text:p text:style-name="P3"><text:span text:style-name="Source_20_Text"><text:s text:c="5"/>nslookup google.com → OK <text:s/></text:span></text:p>
      <text:p text:style-name="P2"><text:span text:style-name="Source_20_Text"><text:s text:c="5"/>hosts prüfen → 127.0.0.1 fake-google.com → GELÖST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30T21:21:02.52</meta:creation-date>
    <meta:document-statistic meta:table-count="0" meta:image-count="0" meta:object-count="0" meta:page-count="1" meta:paragraph-count="33" meta:word-count="133" meta:character-count="1002"/>
    <dc:date>2025-12-30T21:21:32.50</dc:date>
    <meta:editing-duration>PT33S</meta:editing-duration>
    <meta:editing-cycles>1</meta:editing-cycles>
    <meta:generator>OpenOffice/4.1.15$Win32 OpenOffice.org_project/4115m2$Build-9813</meta:generator>
  </office:meta>
</office:document-meta>
</file>